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P2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size="14pt" officeooo:rsid="002789f0" officeooo:paragraph-rsid="002789f0" style:font-size-asian="14pt" style:font-size-complex="14pt"/>
    </style:style>
    <style:style style:name="P3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2789f0" officeooo:paragraph-rsid="002cdea2" style:font-size-asian="14pt" style:font-size-complex="14pt"/>
    </style:style>
    <style:style style:name="P4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2789f0" officeooo:paragraph-rsid="0034912d" style:font-size-asian="14pt" style:font-size-complex="14pt"/>
    </style:style>
    <style:style style:name="P5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2820b" officeooo:paragraph-rsid="0042820b" style:font-size-asian="14pt" style:font-size-complex="14pt"/>
    </style:style>
    <style:style style:name="P6" style:family="paragraph" style:parent-style-name="Text_20_body" style:list-style-name="L1">
      <loext:graphic-properties draw:fill-gradient-name="Gradient_20_1" draw:fill-hatch-name="hatch"/>
      <style:paragraph-properties fo:margin-top="0cm" fo:margin-bottom="0cm" style:contextual-spacing="true" fo:line-height="100%"/>
      <style:text-properties fo:font-size="14pt" officeooo:rsid="0028d6ad" officeooo:paragraph-rsid="0028d6ad" style:font-size-asian="14pt" style:font-size-complex="14pt"/>
    </style:style>
    <style:style style:name="P7" style:family="paragraph" style:parent-style-name="Text_20_body" style:list-style-name="L1">
      <loext:graphic-properties draw:fill-gradient-name="Gradient_20_1" draw:fill-hatch-name="hatch"/>
      <style:paragraph-properties fo:margin-top="0cm" fo:margin-bottom="0cm" style:contextual-spacing="true" fo:line-height="100%"/>
      <style:text-properties fo:font-size="14pt" officeooo:rsid="003dea23" officeooo:paragraph-rsid="004756f8" style:font-size-asian="14pt" style:font-size-complex="14pt"/>
    </style:style>
    <style:style style:name="P8" style:family="paragraph" style:parent-style-name="Text_20_body" style:list-style-name="L1">
      <loext:graphic-properties draw:fill-gradient-name="Gradient_20_7" draw:fill-hatch-name="hatch"/>
      <style:paragraph-properties fo:margin-top="0cm" fo:margin-bottom="0.101cm" style:contextual-spacing="false" fo:line-height="200%"/>
      <style:text-properties fo:font-size="14pt" officeooo:rsid="003dea23" officeooo:paragraph-rsid="003dea23" style:font-size-asian="14pt" style:font-size-complex="14pt"/>
    </style:style>
    <style:style style:name="P9" style:family="paragraph" style:parent-style-name="Text_20_body" style:list-style-name="L1">
      <loext:graphic-properties draw:fill-gradient-name="Gradient_20_1" draw:fill-hatch-name="hatch"/>
      <style:paragraph-properties fo:margin-top="0cm" fo:margin-bottom="0cm" style:contextual-spacing="true" fo:line-height="100%"/>
      <style:text-properties fo:font-size="14pt" officeooo:rsid="004620ed" officeooo:paragraph-rsid="004756f8" style:font-size-asian="14pt" style:font-size-complex="14pt"/>
    </style:style>
    <style:style style:name="P10" style:family="paragraph" style:parent-style-name="Text_20_body" style:list-style-name="L1">
      <loext:graphic-properties draw:fill-gradient-name="Gradient_20_1" draw:fill-hatch-name="hatch"/>
      <style:paragraph-properties fo:margin-top="0cm" fo:margin-bottom="0cm" style:contextual-spacing="true" fo:line-height="100%"/>
      <style:text-properties fo:font-size="14pt" officeooo:rsid="0048a6a5" officeooo:paragraph-rsid="0048a6a5" style:font-size-asian="14pt" style:font-size-complex="14pt"/>
    </style:style>
    <style:style style:name="P11" style:family="paragraph" style:parent-style-name="Text_20_body" style:list-style-name="L1">
      <loext:graphic-properties draw:fill-gradient-name="Gradient_20_1" draw:fill-hatch-name="hatch"/>
      <style:paragraph-properties fo:margin-top="0cm" fo:margin-bottom="0cm" style:contextual-spacing="true" fo:line-height="100%"/>
      <style:text-properties fo:font-size="14pt" officeooo:rsid="0049e352" officeooo:paragraph-rsid="0049e352" style:font-size-asian="14pt" style:font-size-complex="14pt"/>
    </style:style>
    <style:style style:name="P12" style:family="paragraph" style:parent-style-name="Text_20_body">
      <loext:graphic-properties draw:fill-gradient-name="Gradient_20_4" draw:fill-hatch-name="hatch"/>
      <style:paragraph-properties fo:margin-top="0.101cm" fo:margin-bottom="0.101cm" style:contextual-spacing="false" fo:line-height="200%"/>
      <style:text-properties fo:font-size="14pt" officeooo:rsid="0049e352" officeooo:paragraph-rsid="0049e352" style:font-size-asian="14pt" style:font-size-complex="14pt"/>
    </style:style>
    <style:style style:name="P13" style:family="paragraph" style:parent-style-name="Text_20_body">
      <loext:graphic-properties draw:fill-gradient-name="Gradient_20_3" draw:fill-hatch-name="hatch"/>
      <style:paragraph-properties fo:margin-top="0.101cm" fo:margin-bottom="0.101cm" style:contextual-spacing="false" fo:line-height="200%"/>
      <style:text-properties fo:font-size="14pt" officeooo:paragraph-rsid="0049e352" style:font-size-asian="14pt" style:font-size-complex="14pt"/>
    </style:style>
    <style:style style:name="P14" style:family="paragraph" style:parent-style-name="Text_20_body">
      <loext:graphic-properties draw:fill-gradient-name="Gradient_20_4" draw:fill-hatch-name="hatch"/>
      <style:paragraph-properties fo:margin-top="0.101cm" fo:margin-bottom="0.101cm" style:contextual-spacing="false" fo:line-height="200%"/>
      <style:text-properties fo:font-size="14pt" officeooo:paragraph-rsid="0049e352" style:font-size-asian="14pt" style:font-size-complex="14pt"/>
    </style:style>
    <style:style style:name="P15" style:family="paragraph" style:parent-style-name="Text_20_body">
      <loext:graphic-properties draw:fill-gradient-name="Gradient_20_5" draw:fill-hatch-name="hatch"/>
      <style:paragraph-properties fo:margin-top="0.101cm" fo:margin-bottom="0.101cm" style:contextual-spacing="false" fo:line-height="200%"/>
      <style:text-properties fo:font-size="14pt" officeooo:paragraph-rsid="0049e352" style:font-size-asian="14pt" style:font-size-complex="14pt"/>
    </style:style>
    <style:style style:name="P16" style:family="paragraph" style:parent-style-name="Text_20_body">
      <loext:graphic-properties draw:fill-gradient-name="Gradient_20_2" draw:fill-hatch-name="hatch"/>
      <style:paragraph-properties fo:margin-top="0.101cm" fo:margin-bottom="0.101cm" style:contextual-spacing="false" fo:line-height="200%"/>
      <style:text-properties fo:font-size="14pt" officeooo:paragraph-rsid="001c3ee7" style:font-size-asian="14pt" style:font-size-complex="14pt"/>
    </style:style>
    <style:style style:name="P17" style:family="paragraph" style:parent-style-name="Text_20_body">
      <loext:graphic-properties draw:fill-gradient-name="Gradient_20_5" draw:fill-hatch-name="hatch"/>
      <style:paragraph-properties fo:margin-top="0.101cm" fo:margin-bottom="0.101cm" style:contextual-spacing="false" fo:line-height="200%"/>
      <style:text-properties fo:font-size="14pt" officeooo:paragraph-rsid="001c3ee7" style:font-size-asian="14pt" style:font-size-complex="14pt"/>
    </style:style>
    <style:style style:name="P18" style:family="paragraph" style:parent-style-name="Text_20_body">
      <loext:graphic-properties draw:fill-gradient-name="Gradient_20_5" draw:fill-hatch-name="hatch"/>
      <style:paragraph-properties fo:margin-top="0.101cm" fo:margin-bottom="0.101cm" style:contextual-spacing="false" fo:line-height="200%"/>
      <style:text-properties fo:font-size="14pt" officeooo:paragraph-rsid="002bbd02" style:font-size-asian="14pt" style:font-size-complex="14pt"/>
    </style:style>
    <style:style style:name="P19" style:family="paragraph" style:parent-style-name="Text_20_body">
      <loext:graphic-properties draw:fill-gradient-name="Gradient_20_5" draw:fill-hatch-name="hatch"/>
      <style:paragraph-properties fo:margin-top="0.101cm" fo:margin-bottom="0.101cm" style:contextual-spacing="false" fo:line-height="200%"/>
      <style:text-properties fo:font-size="14pt" officeooo:paragraph-rsid="0036d78e" style:font-size-asian="14pt" style:font-size-complex="14pt"/>
    </style:style>
    <style:style style:name="P20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2820b" officeooo:paragraph-rsid="004e1355" style:font-size-asian="14pt" style:font-size-complex="14pt"/>
    </style:style>
    <style:style style:name="P21" style:family="paragraph" style:parent-style-name="Text_20_body" style:master-page-name="">
      <loext:graphic-properties draw:fill="none" draw:fill-hatch-name="hatch"/>
      <style:paragraph-properties fo:margin-left="2cm" fo:margin-right="0cm" fo:margin-top="0.101cm" fo:margin-bottom="0.499cm" style:contextual-spacing="false" fo:line-height="115%" fo:text-indent="-1cm" style:auto-text-indent="false" style:page-number="auto" fo:background-color="transparent"/>
      <style:text-properties fo:font-size="14pt" fo:font-style="italic" fo:font-weight="bold" officeooo:rsid="002789f0" officeooo:paragraph-rsid="004bd819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loext:graphic-properties draw:fill="none" draw:fill-hatch-name="hatch"/>
      <style:paragraph-properties fo:margin-left="2cm" fo:margin-right="0cm" fo:margin-top="0.101cm" fo:margin-bottom="0.499cm" style:contextual-spacing="false" fo:line-height="115%" fo:text-indent="-1cm" style:auto-text-indent="false" fo:background-color="transparent"/>
      <style:text-properties fo:font-size="14pt" fo:font-style="italic" fo:font-weight="bold" officeooo:rsid="002789f0" officeooo:paragraph-rsid="004bd819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2e001c"/>
    </style:style>
    <style:style style:name="P24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officeooo:paragraph-rsid="002e001c"/>
    </style:style>
    <style:style style:name="P25" style:family="paragraph" style:parent-style-name="Text_20_body">
      <loext:graphic-properties draw:fill-gradient-name="Gradient_20_6" draw:fill-hatch-name="hatch"/>
      <style:paragraph-properties fo:margin-top="0.101cm" fo:margin-bottom="0cm" style:contextual-spacing="false" fo:line-height="200%"/>
      <style:text-properties officeooo:paragraph-rsid="001c3ee7"/>
    </style:style>
    <style:style style:name="P26" style:family="paragraph" style:parent-style-name="Text_20_body">
      <loext:graphic-properties draw:fill-gradient-name="Gradient_20_5" draw:fill-hatch-name="hatch"/>
      <style:paragraph-properties fo:margin-top="0.101cm" fo:margin-bottom="0.101cm" style:contextual-spacing="false" fo:line-height="200%"/>
      <style:text-properties officeooo:paragraph-rsid="002e001c"/>
    </style:style>
    <style:style style:name="T1" style:family="text">
      <style:text-properties officeooo:rsid="003f303a"/>
    </style:style>
    <style:style style:name="T2" style:family="text">
      <style:text-properties officeooo:rsid="001c3ee7"/>
    </style:style>
    <style:style style:name="T3" style:family="text">
      <style:text-properties officeooo:rsid="0025b43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49e352" style:font-style-asian="italic" style:font-style-complex="italic"/>
    </style:style>
    <style:style style:name="T6" style:family="text">
      <style:text-properties fo:font-style="italic" fo:font-weight="normal" officeooo:rsid="0049e352" style:font-style-asian="italic" style:font-weight-asian="normal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5b437" style:font-weight-asian="bold" style:font-weight-complex="bold"/>
    </style:style>
    <style:style style:name="T9" style:family="text">
      <style:text-properties officeooo:rsid="002c8a67"/>
    </style:style>
    <style:style style:name="T10" style:family="text">
      <style:text-properties officeooo:rsid="002cdea2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officeooo:rsid="0032b6a9"/>
    </style:style>
    <style:style style:name="T14" style:family="text">
      <style:text-properties officeooo:rsid="0035852a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3a90dc"/>
    </style:style>
    <style:style style:name="T17" style:family="text">
      <style:text-properties officeooo:rsid="003ad9c3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49e352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2fe488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9e352" style:font-style-asian="normal" style:font-weight-asian="normal" style:font-style-complex="normal" style:font-weight-complex="normal"/>
    </style:style>
    <style:style style:name="T23" style:family="text">
      <style:text-properties officeooo:rsid="0042820b"/>
    </style:style>
    <style:style style:name="T24" style:family="text">
      <style:text-properties officeooo:rsid="002862eb"/>
    </style:style>
    <style:style style:name="T25" style:family="text">
      <style:text-properties officeooo:rsid="0043e5b2"/>
    </style:style>
    <style:style style:name="T26" style:family="text">
      <style:text-properties officeooo:rsid="004637ed"/>
    </style:style>
    <style:style style:name="T27" style:family="text">
      <style:text-properties officeooo:rsid="004620ed"/>
    </style:style>
    <style:style style:name="T28" style:family="text">
      <style:text-properties style:text-position="super 58%"/>
    </style:style>
    <style:style style:name="T29" style:family="text">
      <style:text-properties style:text-position="super 58%" officeooo:rsid="004620ed"/>
    </style:style>
    <style:style style:name="T30" style:family="text">
      <style:text-properties officeooo:rsid="004756f8"/>
    </style:style>
    <style:style style:name="T31" style:family="text">
      <style:text-properties officeooo:rsid="0048a6a5"/>
    </style:style>
    <style:style style:name="T32" style:family="text">
      <style:text-properties style:text-position="0% 100%"/>
    </style:style>
    <style:style style:name="T33" style:family="text">
      <style:text-properties officeooo:rsid="004bd819"/>
    </style:style>
    <style:style style:name="T34" style:family="text">
      <style:text-properties officeooo:rsid="004ca047"/>
    </style:style>
    <style:style style:name="T35" style:family="text">
      <style:text-properties officeooo:rsid="004e135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8">Call to Worship</text:span><text:span text:style-name="T3"> 1 Samuel 17:46-47</text:span><text:span text:style-name="T31"> </text:span><text:span text:style-name="T3">/ </text:span>Opening prayer (John A)</text:p>
      <text:p text:style-name="P13"><text:span text:style-name="T7">Praise: </text:span><text:span text:style-name="Emphasis"><text:span text:style-name="T15">Before the Throne of God Above</text:span></text:span></text:p>
      <text:p text:style-name="P13"><text:span text:style-name="Emphasis"><text:span text:style-name="T20">B</text:span></text:span><text:span text:style-name="Emphasis"><text:span text:style-name="T18">ible Reading:</text:span></text:span><text:span text:style-name="Emphasis"><text:span text:style-name="T7"> </text:span></text:span><text:span text:style-name="Emphasis"><text:span text:style-name="T21">Psalm 11 <text:s/>(Callum H)</text:span></text:span></text:p>
      <text:p text:style-name="P14"><text:span text:style-name="T7">Sunday School:</text:span><text:span text:style-name="T15"> (Mook L)</text:span></text:p>
      <text:p text:style-name="P12"><text:span text:style-name="Emphasis"><text:span text:style-name="T19">Praise:</text:span></text:span><text:span text:style-name="Emphasis"><text:span text:style-name="T22"> </text:span></text:span><text:span text:style-name="Emphasis"><text:span text:style-name="T6">Hallelujah for the Cross</text:span></text:span></text:p>
      <text:p text:style-name="P25"><text:span text:style-name="T12">Announcements</text:span><text:span text:style-name="T11"> (John A)</text:span></text:p>
      <text:list xml:id="list722912132" text:style-name="L1">
        <text:list-item>
          <text:p text:style-name="P9">Community Groups – Study books available @ $15 in the <text:span text:style-name="T33">foyer</text:span></text:p>
        </text:list-item>
        <text:list-item>
          <text:p text:style-name="P7">Working Bee <text:span text:style-name="T33">next weekend - </text:span><text:span text:style-name="T27">15</text:span><text:span text:style-name="T29">th</text:span><text:span text:style-name="T27"> June</text:span></text:p>
        </text:list-item>
        <text:list-item>
          <text:p text:style-name="P10">Church Camp – registration forms soon</text:p>
        </text:list-item>
        <text:list-item>
          <text:p text:style-name="P10">Equip Women 24’s <text:span text:style-name="T4">Hope for the Weary</text:span> conference. See the newsletter</text:p>
        </text:list-item>
        <text:list-item>
          <text:p text:style-name="P6">Morning Tea and fellowship after the service</text:p>
        </text:list-item>
        <text:list-item>
          <text:p text:style-name="P11">PCV <text:span text:style-name="T4">Living as if Truth Matters</text:span> 2-day forum 12-13<text:span text:style-name="T28">th</text:span> July</text:p>
        </text:list-item>
        <text:list-item>
          <text:p text:style-name="P8">Church <text:span text:style-name="T30">Newcomers’ </text:span>lunch – <text:span text:style-name="T30">Mook to speak</text:span></text:p>
        </text:list-item>
      </text:list>
      <text:p text:style-name="P19"><text:span text:style-name="T7">Prayer for the church and the world:</text:span> (<text:span text:style-name="T1">John A</text:span>)</text:p>
      <text:p text:style-name="P18"><text:span text:style-name="T7">Praise:</text:span> <text:span text:style-name="T5">In Christ Alone</text:span> (OFFERING)</text:p>
      <text:p text:style-name="P15"><text:span text:style-name="Emphasis"><text:span text:style-name="T20">B</text:span></text:span><text:span text:style-name="Emphasis"><text:span text:style-name="T18">ible Reading:</text:span></text:span><text:span text:style-name="Emphasis"><text:span text:style-name="T7"> </text:span></text:span><text:span text:style-name="Emphasis"><text:span text:style-name="T21">1 John 1:5-2:2 (Rachel D)</text:span></text:span></text:p>
      <text:p text:style-name="P26"><text:span text:style-name="T12">Sermon:</text:span><text:span text:style-name="T11"> “WRATH AND LOVE” (Jordan O’Hara)</text:span></text:p>
      <text:p text:style-name="P17"><text:span text:style-name="T7">Praise:</text:span> <text:span text:style-name="T4">When I Survey The Wondrous Cross</text:span></text:p>
      <text:p text:style-name="P17"><text:span text:style-name="T7">Benediction</text:span> (Jordan O'Hara)</text:p>
      <text:p text:style-name="P2">Opening Prayer (1 <text:span text:style-name="T33">Samuel 17</text:span>:<text:span text:style-name="T33">46-47 </text:span><text:span text:style-name="T34">David’s challenge to Goliath</text:span><text:span text:style-name="T9">)</text:span></text:p>
      <text:p text:style-name="P21"><text:span text:style-name="T33">46b</text:span> “... the whole world will know that there is a God in Israel.</text:p>
      <text:p text:style-name="P22">47 All those gathered here will know that it is not by sword or spear that the Lord saves; for the battle is the Lord’s, and he will give all of you into our hands.”</text:p>
      <text:p text:style-name="P3"><text:span text:style-name="T16">Heavenly </text:span>Father<text:span text:style-name="T13">,</text:span> we thank You <text:span text:style-name="T10">that </text:span><text:span text:style-name="T34">we have gathered today in Your Presence, at Your command. We </text:span><text:span text:style-name="T23">have </text:span><text:span text:style-name="T34">come bearing all of our various concerns of daily life, but we thank You that we can leave them at the door</text:span><text:span text:style-name="T23">, </text:span><text:span text:style-name="T35">so that by </text:span><text:span text:style-name="T23">the Holy Spirit </text:span><text:span text:style-name="T35">we can be free to worship You, for You are worthy of our highest praise</text:span><text:span text:style-name="T23">.</text:span></text:p>
      <text:p text:style-name="P4"><text:span text:style-name="T16">We thank You </text:span><text:span text:style-name="T35">that young David was able to declare Your victory over the giant and all the Philistines. We recognise that today Your church is confronted by giants of a different kind, yet they have the same purpose – to spread fear and stop people coming to You to be saved.</text:span></text:p>
      <text:p text:style-name="P20"><text:span text:style-name="T25">W</text:span>e<text:span text:style-name="T25"> </text:span><text:span text:style-name="T35">pray for Your strength to confront the giants before us and for eyes to </text:span><text:span text:style-name="T25">see</text:span> <text:span text:style-name="T35">beyond the natural so that we can know that the battle is the Lord’s and not ours alone. We pray that the whole world may know that there is a God not only in Israel but everywhere – the True God of both Justice and Mercy.</text:span></text:p>
      <text:p text:style-name="P20"><text:span text:style-name="T35">W</text:span><text:span text:style-name="T25">e </text:span>gather today to hear Your Word read and preached, to sing Your praises, to <text:span text:style-name="T17">encourage one another, </text:span><text:span text:style-name="T25">so</text:span> <text:span text:style-name="T25">that we can</text:span> face the days ahead trusting in You, <text:span text:style-name="T35">no loonger fearing the modern giants stalking our land, but </text:span>strong and courageous, <text:span text:style-name="T25">because You are with us wherever we go.</text:span></text:p>
      <text:p text:style-name="P5"><text:span text:style-name="T17">I</text:span><text:span text:style-name="T14">n </text:span><text:span text:style-name="T17">Jesus Mighty</text:span><text:span text:style-name="T14"> Name we pray</text:span><text:span text:style-name="T24">, Amen.</text:span></text:p>
      <text:p text:style-name="P5">[<text:span text:style-name="T34">Before the Throne of God Above</text:span>]</text:p>
      <text:p text:style-name="P24">Call to Worship (1 Chronicles 5:22) / Opening prayer (John A)</text:p>
      <text:p text:style-name="P23">Praise: Before the Throne of God Above</text:p>
      <text:p text:style-name="P23">Bible Reading: Psalm 11 <text:s/>(Callum H)</text:p>
      <text:p text:style-name="P23">Sunday School (Mook L)</text:p>
      <text:p text:style-name="P23">Praise: Hallelujah for the Cross</text:p>
      <text:p text:style-name="P23">Announcements (J<text:span text:style-name="T26">ohn </text:span>A)</text:p>
      <text:p text:style-name="P23">Prayer for the church and the world (JA)</text:p>
      <text:p text:style-name="P23">Praise: In Christ Alone</text:p>
      <text:p text:style-name="P23">Bible reading: 1 John 1:5-2:2 (Rachel D)</text:p>
      <text:p text:style-name="P23">Sermon: “WRATH AND LOVE” (Jordan O’Hara)</text:p>
      <text:p text:style-name="P23">Praise: When I Survey The Wondrous Cross</text:p>
      <text:p text:style-name="P23">Benediction (<text:span text:style-name="T26">Jordan O’Hara</text:span>)</text:p>
      <text:p text:style-name="P23"/>
      <text:p text:style-name="P23">Sermon Outline</text:p>
      <text:p text:style-name="P23">“WRATH AND LOVE” (1 John 2:2)</text:p>
      <text:p text:style-name="P23">Introduction</text:p>
      <text:p text:style-name="P23">A Controversial Doctrine</text:p>
      <text:p text:style-name="P23">The Wrath of God</text:p>
      <text:p text:style-name="P23">Anger and Love</text:p>
      <text:p text:style-name="P23">Where Wrath and Love Meet</text:p>
      <text:p text:style-name="P23">The Wrath of God was Satisfied</text:p>
      <text:p text:style-name="P23">Conclus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4637ed"/>
    </style:style>
    <style:style style:name="MT2" style:family="text">
      <style:text-properties officeooo:rsid="003f303a"/>
    </style:style>
    <style:style style:name="MT3" style:family="text">
      <style:text-properties officeooo:rsid="001c3ee7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9</text:span><text:span text:style-name="MT2">th</text:span> <text:span text:style-name="MT1">June</text:span> 202<text:span text:style-name="MT3">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4-06-08T20:50:33.616930828</dc:date>
    <meta:editing-duration>PT5H21M10S</meta:editing-duration>
    <meta:editing-cycles>37</meta:editing-cycles>
    <meta:generator>LibreOffice/7.3.7.2$Linux_X86_64 LibreOffice_project/30$Build-2</meta:generator>
    <meta:print-date>2024-02-03T21:06:33.278074986</meta:print-date>
    <meta:document-statistic meta:table-count="0" meta:image-count="0" meta:object-count="0" meta:page-count="3" meta:paragraph-count="50" meta:word-count="538" meta:character-count="2921" meta:non-whitespace-character-count="2433"/>
  </office:meta>
</office:document-meta>
</file>